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met" svg:font-family="Helmet, Freesans, Helvetica, Arial, sans-serif"/>
    <style:font-face style:name="Mangal1" svg:font-family="Mangal"/>
    <style:font-face style:name="open sansregular" svg:font-family="'open sansregula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51785" officeooo:paragraph-rsid="00051785" style:font-size-asian="14pt" style:font-size-complex="14pt"/>
    </style:style>
    <style:style style:name="P2" style:family="paragraph" style:parent-style-name="Standard">
      <style:paragraph-properties fo:text-align="center" style:justify-single-word="false"/>
      <style:text-properties fo:font-size="14pt" fo:font-weight="bold" officeooo:rsid="00051785" officeooo:paragraph-rsid="00051785"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8pt" officeooo:rsid="00051785" officeooo:paragraph-rsid="00051785" style:font-size-asian="18pt" style:font-size-complex="18pt"/>
    </style:style>
    <style:style style:name="P4" style:family="paragraph" style:parent-style-name="Standard">
      <style:paragraph-properties fo:text-align="center" style:justify-single-word="false"/>
      <style:text-properties fo:font-size="20pt" fo:font-weight="bold" officeooo:rsid="00051785" officeooo:paragraph-rsid="00051785" style:font-size-asian="20pt" style:font-weight-asian="bold" style:font-size-complex="20pt" style:font-weight-complex="bold"/>
    </style:style>
    <style:style style:name="P5" style:family="paragraph" style:parent-style-name="Standard">
      <style:paragraph-properties fo:text-align="justify" style:justify-single-word="false"/>
      <style:text-properties fo:font-size="15pt" fo:font-weight="bold" officeooo:rsid="00051785" officeooo:paragraph-rsid="00051785"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098ad4" officeooo:paragraph-rsid="000abe45" style:font-size-asian="13.1000003814697pt" style:font-weight-asian="bold" style:font-size-complex="15pt" style:font-weight-complex="bold"/>
    </style:style>
    <style:style style:name="P7" style:family="paragraph" style:parent-style-name="Standard">
      <style:paragraph-properties fo:text-align="justify" style:justify-single-word="false"/>
      <style:text-properties fo:font-size="15pt" fo:font-weight="bold" officeooo:rsid="00098ad4" officeooo:paragraph-rsid="00098ad4" style:font-size-asian="13.1000003814697pt" style:font-weight-asian="bold" style:font-size-complex="15pt" style:font-weight-complex="bold"/>
    </style:style>
    <style:style style:name="P8" style:family="paragraph" style:parent-style-name="Standard">
      <style:paragraph-properties fo:text-align="justify" style:justify-single-word="false"/>
      <style:text-properties fo:font-size="15pt" fo:font-weight="bold" officeooo:rsid="00098ad4" officeooo:paragraph-rsid="000abe45" style:font-size-asian="13.1000003814697pt" style:font-weight-asian="bold" style:font-size-complex="15pt" style:font-weight-complex="bold"/>
    </style:style>
    <style:style style:name="P9" style:family="paragraph" style:parent-style-name="Standard">
      <style:paragraph-properties fo:text-align="end" style:justify-single-word="false"/>
      <style:text-properties fo:font-size="15pt" fo:font-weight="bold" officeooo:rsid="00098ad4" officeooo:paragraph-rsid="000abe45" style:font-size-asian="13.1000003814697pt" style:font-weight-asian="bold" style:font-size-complex="15pt" style:font-weight-complex="bold"/>
    </style:style>
    <style:style style:name="P10" style:family="paragraph" style:parent-style-name="Standard">
      <style:paragraph-properties fo:text-align="justify" style:justify-single-word="false"/>
      <style:text-properties fo:font-size="15pt" fo:font-weight="bold" officeooo:rsid="00069fbb" officeooo:paragraph-rsid="00069fbb" style:font-size-asian="15pt" style:font-weight-asian="bold" style:font-size-complex="15pt" style:font-weight-complex="bold"/>
    </style:style>
    <style:style style:name="P11" style:family="paragraph" style:parent-style-name="Standard">
      <style:paragraph-properties fo:text-align="justify" style:justify-single-word="false"/>
      <style:text-properties fo:font-size="9pt" fo:font-weight="bold" officeooo:rsid="00051785" officeooo:paragraph-rsid="00051785" style:font-size-asian="9pt" style:font-weight-asian="bold" style:font-size-complex="9pt" style:font-weight-complex="bold"/>
    </style:style>
    <style:style style:name="P12" style:family="paragraph" style:parent-style-name="Standard">
      <style:paragraph-properties fo:text-align="end" style:justify-single-word="false"/>
      <style:text-properties fo:font-size="12pt" fo:font-weight="bold" officeooo:paragraph-rsid="000931f7"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bold" officeooo:paragraph-rsid="000931f7" style:font-size-asian="12pt" style:font-weight-asian="bold" style:font-size-complex="12pt" style:font-weight-complex="bold"/>
    </style:style>
    <style:style style:name="P14" style:family="paragraph" style:parent-style-name="Standard">
      <style:paragraph-properties fo:text-align="justify" style:justify-single-word="false"/>
      <style:text-properties officeooo:paragraph-rsid="000931f7"/>
    </style:style>
    <style:style style:name="T1" style:family="text">
      <style:text-properties officeooo:rsid="00069fbb"/>
    </style:style>
    <style:style style:name="T2" style:family="text">
      <style:text-properties fo:font-variant="normal" fo:text-transform="none" fo:color="#404040" style:font-name="Helmet" fo:font-size="12pt" fo:letter-spacing="normal" fo:font-style="normal"/>
    </style:style>
    <style:style style:name="T3" style:family="text">
      <style:text-properties fo:font-variant="normal" fo:text-transform="none" fo:color="#222222" style:font-name="sans-serif" fo:letter-spacing="normal" fo:font-style="normal"/>
    </style:style>
    <style:style style:name="T4" style:family="text">
      <style:text-properties fo:font-variant="normal" fo:text-transform="none" fo:color="#000000" style:font-name="open sansregular" fo:font-size="13.5pt" fo:letter-spacing="normal" fo:font-style="normal" fo:font-weight="normal"/>
    </style:style>
    <style:style style:name="T5" style:family="text">
      <style:text-properties fo:font-variant="normal" fo:text-transform="none" fo:color="#000000" style:font-name="open sansregular" fo:font-size="13.5pt" fo:letter-spacing="normal" fo:font-style="normal" fo:font-weight="normal" style:font-size-asian="8pt" style:font-size-complex="8pt"/>
    </style:style>
    <style:style style:name="T6" style:family="text">
      <style:text-properties fo:font-variant="normal" fo:text-transform="none" fo:color="#000000" style:font-name="open sansregular" fo:font-size="13.5pt" fo:letter-spacing="normal" fo:font-style="normal" fo:font-weight="normal" officeooo:rsid="000abe45" style:font-size-asian="8pt" style:font-size-complex="8pt"/>
    </style:style>
    <style:style style:name="T7" style:family="text">
      <style:text-properties fo:font-size="9pt" style:font-size-asian="9pt" style:font-size-complex="9pt"/>
    </style:style>
    <style:style style:name="T8" style:family="text">
      <style:text-properties officeooo:rsid="0007f50c"/>
    </style:style>
    <style:style style:name="T9" style:family="text">
      <style:text-properties fo:font-size="15pt" fo:font-weight="bold" officeooo:rsid="0007f50c" style:font-size-asian="15pt" style:font-weight-asian="bold" style:font-size-complex="15pt" style:font-weight-complex="bold"/>
    </style:style>
    <style:style style:name="T10" style:family="text">
      <style:text-properties fo:font-size="8pt" style:font-size-asian="8pt" style:font-size-complex="8pt"/>
    </style:style>
    <style:style style:name="T11" style:family="text">
      <style:text-properties officeooo:rsid="000931f7"/>
    </style:style>
    <style:style style:name="T12" style:family="text">
      <style:text-properties officeooo:rsid="000abe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E FEDERAL DE RORAIMA</text:p>
      <text:p text:style-name="P3"/>
      <text:p text:style-name="P3"/>
      <text:p text:style-name="P1"/>
      <text:p text:style-name="P1"/>
      <text:p text:style-name="P1">TRABALHO DE ARQUITETURA E ORGANIZAÇÃO DE COMPUTADORES</text:p>
      <text:p text:style-name="P1"/>
      <text:p text:style-name="P1"/>
      <text:p text:style-name="P1"/>
      <text:p text:style-name="P1"/>
      <text:p text:style-name="P1"/>
      <text:p text:style-name="P2">ALUNO : RAPHAEL I. L. BRITO</text:p>
      <text:p text:style-name="P2"/>
      <text:p text:style-name="P2"/>
      <text:p text:style-name="P2"/>
      <text:p text:style-name="P2"/>
      <text:p text:style-name="P2"/>
      <text:p text:style-name="P2"/>
      <text:p text:style-name="P2"/>
      <text:p text:style-name="P2"/>
      <text:p text:style-name="P2"/>
      <text:p text:style-name="P2"/>
      <text:p text:style-name="P4"/>
      <text:p text:style-name="P4">COMPUTAÇÃO E INTERNET QUÂNTIC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Um assunto que está muito em voga na área tecnológica é a questão quântica aliada á tecnologias mais conhecidas, como computadores e a própria internet. Apesar de ser uma novidade <text:span text:style-name="T1">ao público</text:span>, já é possível ter uma noção do que pode-se esperar dessa <text:span text:style-name="T1">ligação.</text:span></text:p>
      <text:p text:style-name="P5"/>
      <text:p text:style-name="P5"><text:span text:style-name="T2">“Imagine computadores super-rápidos que podem resolver problemas em muito menos tempo que as máquinas de hoje. Esses "computadores quânticos" estão sendo desenvolvidos em laboratórios ao redor do mundo. Mas cientistas já se antecipam e começam a pensar em uma internet quântica baseada em sinais de luz a ultrarrápida.”</text:span></text:p>
      <text:p text:style-name="P5"><text:a xlink:type="simple" xlink:href="https://www.bbc.com/portuguese/geral-41697094" text:style-name="Internet_20_link" text:visited-style-name="Visited_20_Internet_20_Link"><text:span text:style-name="T7">https://www.bbc.com/portuguese/geral-41697094</text:span></text:a><text:span text:style-name="T7"> </text:span></text:p>
      <text:p text:style-name="P5"><text:span text:style-name="T7"/></text:p>
      <text:p text:style-name="P11"/>
      <text:p text:style-name="P10"><text:span text:style-name="T11">C</text:span>omo a matéria sugere, uma das características principais é a velocidade de processamento muito superior as atuais, seja em computadores ou nas redes. Em quanto computadores comuns fazem operações utilizando os 0 e 1's, os computadores quânticos usam qubits, em que pode-se fazer operações utilizando, ao mesmo tempo, 0 e 1's, permitindo operações múltiplas e simultâneas, trazendo rapidez e eficiência em cálculos complexos.</text:p>
      <text:p text:style-name="P14"><text:span text:style-name="T9">Uma das novidades se remete a segurança, uma vez que se espera uma criptografia mais eficiente, utilizando fótons e dados mais seguros, em alguns casos de forma que eles se tornem realmente ocultos e inacessíveis</text:span></text:p>
      <text:p text:style-name="P14"><text:span text:style-name="T9"/></text:p>
      <text:p text:style-name="P13"><text:span text:style-name="T3">“Se analisada, a computação quântica pode ser encarada como um processo natural de evolução dos computadores, que a partir da década de 50, com o surgimento dos transistores, tem sua velocidade aumentada através da minituriarização de componentes. O limite físico destes componentes é justamente o tamanho quântico. O problema é que na escala quântica os conhecimentos da física clássica não podem ser aplicados.”</text:span> <text:span text:style-name="T8"><text:s/></text:span></text:p>
      <text:p text:style-name="P12"><text:a xlink:type="simple" xlink:href="https://pt.wikipedia.org/wiki/Computação_quântica" text:style-name="Internet_20_link" text:visited-style-name="Visited_20_Internet_20_Link"><text:span text:style-name="T10">https://pt.wikipedia.org/wiki/Computa%C3%A7%C3%A3o_qu%C3%A2ntica</text:span></text:a><text:span text:style-name="T10"> </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7">Quanto a computação atual, não vai ser banalizada ou deixar de existir, pelo contrário. Seu uso, para ações mais triviais, como <text:span text:style-name="T12">acesso à internet</text:span>, uso de programas e acesso a sites vai continuar, visto que são ações <text:span text:style-name="T12">determinísticas</text:span>, enquanto os <text:span text:style-name="T12">computadores</text:span> quânticos <text:span text:style-name="T12">vão</text:span> estar voltado para <text:span text:style-name="T12">funções</text:span> probabilísticas, sem manter sua possibilidade de atuar em tarefas simples, sendo então uma espécie de híbrido <text:span text:style-name="T12">tecnológico.</text:span> Previsões meteorológicas, de efeitos de medicamentos em células específicas e tendências de mercados vão poder ser analisadas de forma potente e previsiva, com o maior poder de processamento.</text:p>
      <text:p text:style-name="P7"/>
      <text:p text:style-name="P8"><text:span text:style-name="T4">“Pesquisadores da empresa QuTech realizaram um feito inédito: criaram uma tecnologia muito importante para tornar a internet quântica uma realidade, um protocolo de camada de ligação de dados que traz o fenômeno do entrelaçamento quântico para um cenário prático.”</text:span></text:p>
      <text:p text:style-name="P9"><text:a xlink:type="simple" xlink:href="https://hypescience.com/cientistas-conseguem-criar-uma-internet-quantica-real/" text:style-name="Internet_20_link" text:visited-style-name="Visited_20_Internet_20_Link"><text:span text:style-name="T10">https://hypescience.com/cientistas-conseguem-criar-uma-internet-quantica-real/</text:span></text:a><text:span text:style-name="T10"> </text:span></text:p>
      <text:p text:style-name="P9"/>
      <text:p text:style-name="P6"><text:span text:style-name="T5">Isso da força a teoria de que futuramente terá conexões fortes e estáveis entre computadores utilizando a internet quântica, e a principal característica</text:span><text:span text:style-name="T6">:</text:span><text:span text:style-name="T5"> Segurança das informações.</text:span></text:p>
      <text:p text:style-name="P6"><text:span text:style-name="T5">Muitas propostas e empresas apostando nisso, sendo apontando como nova tecnologia e promisso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met" svg:font-family="Helmet, Freesans, Helvetica, Arial, sans-serif"/>
    <style:font-face style:name="Mangal1" svg:font-family="Mangal"/>
    <style:font-face style:name="open sansregular" svg:font-family="'open sansregula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06:38:41.269000000</meta:creation-date>
    <dc:date>2019-08-29T07:22:17.960000000</dc:date>
    <meta:editing-duration>PT43M35S</meta:editing-duration>
    <meta:editing-cycles>7</meta:editing-cycles>
    <meta:generator>LibreOffice/4.3.1.2$Windows_x86 LibreOffice_project/958349dc3b25111dbca392fbc281a05559ef6848</meta:generator>
    <meta:document-statistic meta:table-count="0" meta:image-count="0" meta:object-count="0" meta:page-count="3" meta:paragraph-count="16" meta:word-count="447" meta:character-count="3112" meta:non-whitespace-character-count="2676"/>
  </office:meta>
</office:document-meta>
</file>